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float" office:value="2.5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.1">
            <text:p>0.1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8.0f</text:p>
          </table:table-cell>
          <table:table-cell office:value-type="float" office:value="0.3">
            <text:p>0.3</text:p>
          </table:table-cell>
          <table:table-cell office:value-type="string">
            <text:p>0.30f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table:number-columns-repeated="1019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0">05/10/2015</text:date>, <text:time>18:09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5-10T18:09:14.29</dc:date>
    <dc:creator>Wister </dc:creator>
    <meta:editing-duration>PT8M41S</meta:editing-duration>
    <meta:editing-cycles>15</meta:editing-cycles>
    <meta:document-statistic meta:table-count="1" meta:cell-count="68" meta:object-count="0"/>
  </office:meta>
</office:document-meta>
</file>